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208D00000671584EDD4B.jpg" manifest:media-type="image/jpeg"/>
  <manifest:file-entry manifest:full-path="Pictures/100000000000013D0000006E50460692.jpg" manifest:media-type="image/jpeg"/>
  <manifest:file-entry manifest:full-path="Pictures/100000000000075500000158BFC9A40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9.001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19.001cm" style:rel-column-width="65535*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Standard">
      <loext:graphic-properties draw:fill="solid" draw:fill-color="#dddddd" draw:opacity="100%"/>
      <style:paragraph-properties fo:break-before="page" fo:background-color="#dddddd"/>
      <style:text-properties fo:color="#0000ff" loext:opacity="100%" style:font-name="Arial" fo:font-size="10pt" fo:language="es" fo:country="ES" fo:font-weight="bold" officeooo:rsid="019d9231" officeooo:paragraph-rsid="0182058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Standard" style:master-page-name="">
      <loext:graphic-properties draw:fill="none"/>
      <style:paragraph-properties fo:margin-left="0.4cm" fo:margin-right="0cm" fo:text-indent="-0.4cm" style:auto-text-indent="false" style:page-number="auto" fo:background-color="transparent"/>
      <style:text-properties fo:color="#000000" loext:opacity="100%" style:font-name="Arial" fo:font-size="10pt" fo:language="es" fo:country="ES" fo:font-weight="normal" officeooo:rsid="0181bdb6" officeooo:paragraph-rsid="0182058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" style:family="paragraph" style:parent-style-name="Standard" style:list-style-name="L1">
      <style:text-properties fo:font-size="10pt" officeooo:paragraph-rsid="0182058d" style:font-size-asian="10pt" style:font-size-complex="10pt"/>
    </style:style>
    <style:style style:name="P4" style:family="paragraph" style:parent-style-name="Standard" style:list-style-name="L1">
      <style:text-properties fo:color="#000000" loext:opacity="100%" style:font-name="Arial" fo:font-size="10pt" fo:language="es" fo:country="ES" fo:font-weight="normal" officeooo:rsid="01950d32" officeooo:paragraph-rsid="0182058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" style:family="paragraph" style:parent-style-name="Standard">
      <style:text-properties fo:color="#000000" loext:opacity="100%" style:font-name="Courier New" fo:font-size="10pt" fo:language="es" fo:country="ES" fo:font-weight="bold" officeooo:rsid="0181bdb6" officeooo:paragraph-rsid="0182058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a9d2fd" officeooo:paragraph-rsid="0182058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text-properties fo:color="#000000" loext:opacity="100%" style:font-name="Arial" fo:font-size="10pt" fo:language="es" fo:country="ES" fo:font-weight="normal" officeooo:rsid="00b1d991" officeooo:paragraph-rsid="0182058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" style:family="paragraph" style:parent-style-name="Standard">
      <loext:graphic-properties draw:fill="solid" draw:fill-color="#dddddd" draw:opacity="100%"/>
      <style:paragraph-properties fo:background-color="#dddddd"/>
      <style:text-properties fo:color="#0000ff" loext:opacity="100%" style:font-name="Arial" fo:font-size="10pt" fo:language="es" fo:country="ES" fo:font-weight="bold" officeooo:rsid="01a5d44d" officeooo:paragraph-rsid="0182058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 style:list-style-name="L3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852983" officeooo:paragraph-rsid="0185298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 style:list-style-name="L3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852983" officeooo:paragraph-rsid="018840f4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 style:list-style-name="L3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852983" officeooo:paragraph-rsid="018840f4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text-properties fo:color="#000000" loext:opacity="100%" style:font-name="Arial" fo:font-size="10pt" fo:language="es" fo:country="ES" fo:font-weight="normal" officeooo:rsid="018e748a" officeooo:paragraph-rsid="0182058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officeooo:rsid="01a076f7"/>
    </style:style>
    <style:style style:name="T2" style:family="text">
      <style:text-properties officeooo:rsid="018fd709"/>
    </style:style>
    <style:style style:name="T3" style:family="text">
      <style:text-properties officeooo:rsid="01950d32"/>
    </style:style>
    <style:style style:name="T4" style:family="text">
      <style:text-properties officeooo:rsid="0191a9c1"/>
    </style:style>
    <style:style style:name="T5" style:family="text">
      <style:text-properties fo:color="#000000" loext:opacity="100%" style:font-name="Arial" fo:language="es" fo:country="ES" fo:font-weight="normal" officeooo:rsid="0191a9c1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fo:color="#000000" loext:opacity="100%" style:font-name="Arial" fo:language="es" fo:country="ES" fo:font-weight="normal" officeooo:rsid="01950d32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officeooo:rsid="01a5d44d"/>
    </style:style>
    <style:style style:name="T8" style:family="text">
      <style:text-properties officeooo:rsid="018840f4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ings</text:p>
      <text:p text:style-name="P2"><text:span text:style-name="T1">1</text:span>. <text:span text:style-name="T2">Dada</text:span><text:span text:style-name="T3">s</text:span><text:span text:style-name="T2"> la</text:span><text:span text:style-name="T3">s</text:span><text:span text:style-name="T2"> siguiente expresión</text:span><text:span text:style-name="T3">es</text:span><text:span text:style-name="T2"> en PHP</text:span><text:span text:style-name="T3">, para cada una a</text:span><text:span text:style-name="T4">plicando las reglas de</text:span><text:span text:style-name="T3"> </text:span><text:span text:style-name="T4">orden de agrupación</text:span><text:span text:style-name="T3"> (</text:span><text:span text:style-name="T4">precedencia y asociatividad</text:span><text:span text:style-name="T3">) y </text:span><text:span text:style-name="T4">orden de evaluación</text:span><text:span text:style-name="T3">:</text:span></text:p>
      <text:list xml:id="list1691565374" text:style-name="L1">
        <text:list-item>
          <text:p text:style-name="P3"><text:span text:style-name="T5">pon paréntesis de forma que, sin modificar su funcionalidad, haga claro en qué orden se evalúa.</text:span><text:span text:style-name="T6"> </text:span></text:p>
        </text:list-item>
        <text:list-item>
          <text:p text:style-name="P4">indica el valor resultante de la expresión y de las variables, si las hay</text:p>
        </text:list-item>
      </text:list>
      <text:p text:style-name="P5"/>
      <text:p text:style-name="P5"/>
      <table:table table:name="Tabla1" table:style-name="Tabla1">
        <table:table-column table:style-name="Tabla1.A"/>
        <table:table-row>
          <table:table-cell table:style-name="Tabla1.A1" office:value-type="string">
            <text:list text:style-name="L2">
              <text:list-item text:start-value="1">
                <text:p text:style-name="P6">$a1 = null;</text:p>
                <text:p text:style-name="P6">$b1 = null . "hola" <text:s/>. $b1;</text:p>
                <text:p text:style-name="P6"/>
              </text:list-item>
              <text:list-item>
                <text:p text:style-name="P6">$a2 = "Caña";</text:p>
                <text:p text:style-name="P6">echo strlen($a2) . PHP_EOL;</text:p>
                <text:p text:style-name="P6">echo $a2[0] .";". $a2[1] .";". <text:s/>$a2[2] .";". $a2[3] .";". $a2[4] .";". $a2[5];</text:p>
                <text:p text:style-name="P6"/>
              </text:list-item>
              <text:list-item>
                <text:p text:style-name="P6">$a3 = "Hola";</text:p>
                <text:p text:style-name="P6">echo $a3["0"] . " ; <text:s/>" . $a3[1.0] <text:s/>. <text:s/>" ; " . <text:s/>$a3["2"] . " ; " . $a3["003"] ; </text:p>
                <text:p text:style-name="P6"/>
              </text:list-item>
              <text:list-item>
                <text:p text:style-name="P6">$a4 = "Hola"[2];</text:p>
                <text:p text:style-name="P6"/>
              </text:list-item>
              <text:list-item>
                <text:p text:style-name="P6">$a5 = "Hola ";</text:p>
                <text:p text:style-name="P6">$a5[] = "10"; </text:p>
                <text:p text:style-name="P6"/>
              </text:list-item>
              <text:list-item>
                <text:p text:style-name="P6">$a6 = "10.37 hola";</text:p>
                <text:p text:style-name="P6">$r6 = 10 + $a6;</text:p>
                <text:p text:style-name="P6"/>
              </text:list-item>
              <text:list-item>
                <text:p text:style-name="P6">$a7 = "2E1" + "030" + "50 leches" + "10E3";</text:p>
                <text:p text:style-name="P6"/>
              </text:list-item>
              <text:list-item>
                <text:p text:style-name="P6">$a8 = "aquella mañana era uNa mañana cualquiera; no obstante no lo fue.";</text:p>
                <text:p text:style-name="P6">echo $a8["2E1" + 1];</text:p>
                <text:p text:style-name="P6"/>
              </text:list-item>
              <text:list-item>
                <text:p text:style-name="P6">$a9 = "aquella mañana era uNa mañana cualquiera; no obstante no lo fue.";</text:p>
                <text:p text:style-name="P6">echo $a9["2E1"];</text:p>
                <text:p text:style-name="P6"/>
              </text:list-item>
              <text:list-item>
                <text:p text:style-name="P6">$b10 = "HOLA";</text:p>
                <text:p text:style-name="P6">$c10 = strlen($b10);</text:p>
                <text:p text:style-name="P6">$nombre = "c10";</text:p>
                <text:p text:style-name="P6">$a10 = &lt;&lt;&lt;MARCA</text:p>
                <text:p text:style-name="P6">La cadena "$b10" tiene una longitud de {${$nombre}}.\n</text:p>
                <text:p text:style-name="P6">Caracteres Unicode \u{0f3a} \u{0065}.</text:p>
                <text:p text:style-name="P6">MARCA;</text:p>
                <text:p text:style-name="P6">echo $a10 . PHP_EOL;</text:p>
                <text:p text:style-name="P6"/>
              </text:list-item>
              <text:list-item>
                <text:p text:style-name="P6">echo ("2E2" == "200" ? "Son iguales": "Son distintos");</text:p>
              </text:list-item>
            </text:list>
          </table:table-cell>
        </table:table-row>
      </table:table>
      <text:p text:style-name="P7"/>
      <text:p text:style-name="P7"/>
      <text:p text:style-name="P8">Arrays</text:p>
      <text:p text:style-name="P2"><text:span text:style-name="T7">2.</text:span> <text:span text:style-name="T2">Dada</text:span><text:span text:style-name="T3">s</text:span><text:span text:style-name="T2"> la</text:span><text:span text:style-name="T3">s</text:span><text:span text:style-name="T2"> siguiente expresión</text:span><text:span text:style-name="T3">es</text:span><text:span text:style-name="T2"> en PHP</text:span><text:span text:style-name="T3">, para cada una a</text:span><text:span text:style-name="T4">plicando las reglas de</text:span><text:span text:style-name="T3"> </text:span><text:span text:style-name="T4">orden de agrupación</text:span><text:span text:style-name="T3"> (</text:span><text:span text:style-name="T4">precedencia y asociatividad</text:span><text:span text:style-name="T3">) y </text:span><text:span text:style-name="T4">orden de evaluación</text:span><text:span text:style-name="T3">:</text:span></text:p>
      <text:list text:continue-list="list1691565374" text:style-name="L1">
        <text:list-item>
          <text:p text:style-name="P3"><text:span text:style-name="T5">pon paréntesis de forma que, sin modificar su funcionalidad, haga claro en qué orden se evalúa.</text:span><text:span text:style-name="T6"> </text:span></text:p>
        </text:list-item>
        <text:list-item>
          <text:p text:style-name="P4">indica el valor resultante de la expresión y de las variables, si las hay</text:p>
        </text:list-item>
      </text:list>
      <text:p text:style-name="P5"/>
      <text:p text:style-name="P5"/>
      <table:table table:name="Tabla2" table:style-name="Tabla2">
        <table:table-column table:style-name="Tabla2.A"/>
        <table:table-row>
          <table:table-cell table:style-name="Tabla2.A1" office:value-type="string">
            <text:list text:style-name="L3">
              <text:list-item text:start-value="1">
                <text:p text:style-name="P9">$a1 = (array) 4;</text:p>
                <text:p text:style-name="P9"/>
              </text:list-item>
              <text:list-item>
                <text:p text:style-name="P9">$a2 = (array) [4];</text:p>
                <text:p text:style-name="P9"/>
              </text:list-item>
              <text:list-item>
                <text:p text:style-name="P9">$a3 = (array) "4";</text:p>
                <text:p text:style-name="P9"/>
              </text:list-item>
              <text:list-item>
                <text:p text:style-name="P9">$a4 = (array) ("4" + 3);</text:p>
                <text:p text:style-name="P9"/>
              </text:list-item>
              <text:list-item>
                <text:p text:style-name="P9">$a5 = (array) ([4] + 3);</text:p>
                <text:p text:style-name="P9"/>
              </text:list-item>
              <text:list-item>
                <text:p text:style-name="P9">$a6 = [4] . "hola";</text:p>
                <text:p text:style-name="P9"><text:soft-page-break/></text:p>
              </text:list-item>
              <text:list-item>
                <text:p text:style-name="P9">$a7 = array ("H", "o", 6 =&gt; "l", "a");</text:p>
                <text:p text:style-name="P9">echo implode("", $a7) <text:s/>. PHP_EOL;</text:p>
                <text:p text:style-name="P9"/>
              </text:list-item>
              <text:list-item>
                <text:p text:style-name="P9">$a8 = ["H", "o", "l", "a"];</text:p>
                <text:p text:style-name="P9">$a8[] = "s";</text:p>
                <text:p text:style-name="P9">$a8[] = " a todas";</text:p>
                <text:p text:style-name="P9">echo implode("", $a8) <text:s/>. PHP_EOL;</text:p>
                <text:p text:style-name="P9"/>
              </text:list-item>
              <text:list-item>
                <text:p text:style-name="P9">$a9 = "Hola";</text:p>
                <text:p text:style-name="P9">$b9 = $a9;</text:p>
                <text:p text:style-name="P9">unset($a9);</text:p>
                <text:p text:style-name="P9">echo $b9 . PHP_EOL;</text:p>
                <text:p text:style-name="P9"/>
              </text:list-item>
              <text:list-item>
                <text:p text:style-name="P9">$a10 = ("Hola")[2];</text:p>
                <text:p text:style-name="P9"/>
              </text:list-item>
              <text:list-item>
                <text:p text:style-name="P9">$a11 = (2345 . "")[2];</text:p>
                <text:p text:style-name="P9"/>
              </text:list-item>
              <text:list-item>
                <text:p text:style-name="P10">$a12 = </text:p>
                <text:p text:style-name="P11"><text:span text:style-name="T8"><text:s text:c="4"/></text:span>[ [1, 2, 3, 4], ["a", "b"], ["x", "HOLA", "z"], [[1, 2 ,3], ['implode', 5, 6]]<text:span text:style-name="T8"> </text:span>];</text:p>
                <text:p text:style-name="P9">echo $a12[3][0][2] . PHP_EOL;</text:p>
                <text:p text:style-name="P9">echo $a12[2][1][2] . PHP_EOL;</text:p>
                <text:p text:style-name="P9">echo $a12[3][1][0]($a12[2]) . PHP_EOL;<text:line-break/><text:span text:style-name="T8">// Nota:</text:span></text:p>
                <text:p text:style-name="P9">// $funcion = $a12[3][1][0];</text:p>
                <text:p text:style-name="P9">// $r12 = $funcion($a12[2]);</text:p>
                <text:p text:style-name="P9"/>
              </text:list-item>
              <text:list-item>
                <text:p text:style-name="P9">$a13 = array();</text:p>
                <text:p text:style-name="P9">echo "hola" . $a13['noexiste'];</text:p>
              </text:list-item>
            </text:list>
          </table:table-cell>
        </table:table-row>
      </table:table>
      <text:p text:style-name="P7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swiss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4.586cm" style:rel-column-width="15817*"/>
    </style:style>
    <style:style style:name="Tabla4.B" style:family="table-column">
      <style:table-column-properties style:column-width="12.016cm" style:rel-column-width="41443*"/>
    </style:style>
    <style:style style:name="Tabla4.C" style:family="table-column">
      <style:table-column-properties style:column-width="2.399cm" style:rel-column-width="8275*"/>
    </style:style>
    <style:style style:name="Tabla4.1" style:family="table-row">
      <style:table-row-properties style:min-row-height="0.893cm"/>
    </style:style>
    <style:style style:name="Tabla4.A1" style:family="table-cell">
      <style:table-cell-properties fo:padding="0.097cm" fo:border-left="none" fo:border-right="none" fo:border-top="none" fo:border-bottom="1pt solid #00ccff"/>
    </style:style>
    <style:style style:name="Tabla4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Table_20_Contents">
      <style:text-properties fo:font-size="6pt" style:font-size-asian="6pt" style:font-size-complex="6pt"/>
    </style:style>
    <style:style style:name="MP2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11.495cm" style:type="right"/>
        </style:tab-stops>
      </style:paragraph-properties>
      <style:text-properties fo:font-size="9pt" officeooo:rsid="016f3fdd" officeooo:paragraph-rsid="016f3fdd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5.101cm" style:type="center"/>
          <style:tab-stop style:position="11.407cm" style:type="right"/>
        </style:tab-stops>
      </style:paragraph-properties>
      <style:text-properties fo:font-size="11pt" officeooo:rsid="016f3fdd" officeooo:paragraph-rsid="0178389a" style:font-size-asian="11pt" style:font-size-complex="11pt"/>
    </style:style>
    <style:style style:name="MP4" style:family="paragraph" style:parent-style-name="Table_20_Contents">
      <style:text-properties fo:font-size="9pt" style:font-size-asian="9.44999980926514pt" style:font-size-complex="10.8000001907349pt"/>
    </style:style>
    <style:style style:name="MP5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00ccff" loext:opacity="100%" style:font-name="Berlin Sans FB Demi" fo:language="zxx" fo:country="none" fo:font-style="italic" fo:text-shadow="1pt 1pt" fo:font-weight="bold" officeooo:rsid="018a254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5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6" style:family="text">
      <style:text-properties fo:color="#b2b2b2" loext:opacity="100%" style:font-name="Berlin Sans FB Demi" fo:font-size="8pt" fo:language="zxx" fo:country="none" fo:font-style="italic" fo:text-shadow="1pt 1pt" fo:font-weight="bold" officeooo:rsid="018a254b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7" style:family="text">
      <style:text-properties fo:color="#9900ff" loext:opacity="100%" style:font-name="Berlin Sans FB Demi" fo:font-size="9pt" fo:language="zxx" fo:country="none" fo:font-style="italic" fo:text-shadow="1pt 1pt" fo:font-weight="bold" officeooo:rsid="0178389a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8" style:family="text">
      <style:text-properties fo:color="#9900ff" loext:opacity="100%" style:font-name="Berlin Sans FB Demi" fo:font-size="9pt" fo:language="zxx" fo:country="none" fo:font-style="italic" fo:text-shadow="1pt 1pt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9" style:family="text">
      <style:text-properties fo:color="#9900ff" loext:opacity="100%" style:font-name="Berlin Sans FB Demi" fo:font-size="9pt" fo:language="zxx" fo:country="none" fo:font-style="italic" fo:text-shadow="1pt 1pt" fo:font-weight="bold" officeooo:rsid="0173d284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0" style:family="text">
      <style:text-properties fo:color="#9900ff" loext:opacity="100%" style:font-name="Berlin Sans FB Demi" fo:font-size="9pt" fo:language="zxx" fo:country="none" fo:font-style="italic" fo:text-shadow="1pt 1pt" fo:font-weight="bold" officeooo:rsid="018b99f8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1" style:family="text">
      <style:text-properties fo:color="#9900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2" style:family="text">
      <style:text-properties fo:color="#9900ff" loext:opacity="100%" style:font-name="Berlin Sans FB Demi" fo:language="zxx" fo:country="none" fo:font-style="italic" fo:text-shadow="1pt 1pt" fo:font-weight="bold" officeooo:rsid="0178389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3" style:family="text">
      <style:text-properties fo:color="#6666ff" loext:opacity="100%" style:font-name="Berlin Sans FB Demi" fo:font-size="9pt" fo:language="zxx" fo:country="none" fo:font-style="italic" fo:text-shadow="1pt 1pt" fo:font-weight="bold" officeooo:rsid="017d298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4" style:family="text">
      <style:text-properties fo:color="#6666ff" loext:opacity="100%" style:font-name="Berlin Sans FB Demi" fo:font-size="9pt" fo:language="zxx" fo:country="none" fo:font-style="italic" fo:text-shadow="1pt 1pt" fo:font-weight="bold" officeooo:rsid="0175db57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5" style:family="text">
      <style:text-properties fo:color="#6666ff" loext:opacity="100%" style:font-name="Berlin Sans FB Demi" fo:font-size="9pt" fo:language="zxx" fo:country="none" fo:font-style="italic" fo:text-shadow="1pt 1pt" fo:font-weight="bold" officeooo:rsid="017b841f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6" style:family="text">
      <style:text-properties fo:color="#6666ff" loext:opacity="100%" style:font-name="Berlin Sans FB Demi" fo:font-size="9pt" fo:language="zxx" fo:country="none" fo:font-style="italic" fo:text-shadow="1pt 1pt" fo:font-weight="bold" officeooo:rsid="018143b8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1"><draw:frame draw:style-name="Mfr1" draw:name="Imagen1" text:anchor-type="as-char" svg:width="4.232cm" svg:height="0.836cm" draw:z-index="5"><draw:image xlink:href="Pictures/100000000000208D00000671584EDD4B.jpg" xlink:type="simple" xlink:show="embed" xlink:actuate="onLoad" draw:mime-type="image/jpeg"/></draw:frame></text:p>
            </table:table-cell>
            <table:table-cell table:style-name="Tabla4.B1" office:value-type="string">
              <text:p text:style-name="MP2"><text:span text:style-name="MT1"><text:tab/></text:span><text:span text:style-name="MT2">CFGS </text:span><text:span text:style-name="MT3">D</text:span><text:span text:style-name="MT2">espregame</text:span><text:span text:style-name="MT4">n</text:span><text:span text:style-name="MT2">to de Aplicacións Web</text:span><text:span text:style-name="MT1"> <text:tab/></text:span><text:span text:style-name="MT5">Curso 202</text:span><text:span text:style-name="MT6">4</text:span><text:span text:style-name="MT5">/202</text:span><text:span text:style-name="MT6">5</text:span></text:p>
              <text:p text:style-name="MP3"><text:span text:style-name="MT7"><text:tab/></text:span><text:span text:style-name="MT8">M</text:span><text:span text:style-name="MT9">ódulo </text:span><text:span text:style-name="MT8">P</text:span><text:span text:style-name="MT9">rofesio</text:span><text:span text:style-name="MT10">n</text:span><text:span text:style-name="MT9">al:</text:span><text:span text:style-name="MT8"> <text:s/></text:span><text:span text:style-name="MT11">DWE</text:span><text:span text:style-name="MT12">S<text:tab/></text:span><text:span text:style-name="MT13">B</text:span><text:span text:style-name="MT14">oletín </text:span><text:span text:style-name="MT15">0</text:span><text:span text:style-name="MT16">7</text:span></text:p>
            </table:table-cell>
            <table:table-cell table:style-name="Tabla4.A1" office:value-type="string">
              <text:p text:style-name="MP4"><draw:frame draw:style-name="Mfr2" draw:name="Imagen8" text:anchor-type="as-char" svg:y="0.042cm" svg:width="2.127cm" svg:height="0.743cm" draw:z-index="3"><draw:image xlink:href="Pictures/100000000000013D0000006E50460692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5"><text:tab/></text:p>
      </style:header>
      <style:footer>
        <text:p text:style-name="Footer"><draw:frame draw:style-name="Mfr3" draw:name="Imagen 3" text:anchor-type="char" svg:x="33.738cm" svg:y="-0.228cm" svg:width="5.948cm" svg:height="1.09cm" draw:z-index="1"><draw:image xlink:href="Pictures/100000000000075500000158BFC9A402.jpg" xlink:type="simple" xlink:show="embed" xlink:actuate="onLoad" draw:mime-type="image/jpeg"/></draw:frame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7H27M6S</meta:editing-duration>
    <meta:editing-cycles>318</meta:editing-cycles>
    <meta:generator>LibreOffice/24.8.1.2$Windows_X86_64 LibreOffice_project/87fa9aec1a63e70835390b81c40bb8993f1d4ff6</meta:generator>
    <dc:date>2024-09-18T20:21:53.630000000</dc:date>
    <meta:print-date>2020-01-09T12:56:09.293000000</meta:print-date>
    <meta:document-statistic meta:table-count="3" meta:image-count="3" meta:object-count="0" meta:page-count="2" meta:paragraph-count="66" meta:word-count="431" meta:character-count="2264" meta:non-whitespace-character-count="1902"/>
    <meta:user-defined meta:name="Info 1"/>
    <meta:user-defined meta:name="Info 2"/>
    <meta:user-defined meta:name="Info 3"/>
    <meta:user-defined meta:name="Info 4"/>
  </office:meta>
</office:document-meta>
</file>